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2" style:family="paragraph" style:parent-style-name="Body_20_Text_20_Cont">
      <style:text-properties style:use-window-font-color="true" style:font-name="Utopia" fo:font-size="11pt" fo:language="en" fo:country="GB" fo:font-style="normal" style:font-name-asian="Calibri" style:font-size-asian="11pt" style:font-style-asian="normal" style:font-name-complex="Utopia" style:font-size-complex="11pt" style:language-complex="ar" style:country-complex="SA" style:font-style-complex="normal"/>
    </style:style>
    <style:style style:name="P3" style:family="paragraph" style:parent-style-name="Body_20_Text_20_Cont">
      <style:text-properties fo:font-style="normal" style:font-style-asian="normal" style:font-style-complex="normal"/>
    </style:style>
    <style:style style:name="P4" style:family="paragraph" style:parent-style-name="Body_20_Text_20_Cont">
      <style:text-properties officeooo:paragraph-rsid="000ebe36"/>
    </style:style>
    <style:style style:name="P5" style:family="paragraph" style:parent-style-name="Code">
      <style:text-properties style:font-name-asian="TheSansMonoConNormal2" style:font-name-complex="TheSansMonoConNormal2"/>
    </style:style>
    <style:style style:name="P6" style:family="paragraph" style:parent-style-name="Code">
      <style:text-properties officeooo:paragraph-rsid="000ebe36"/>
    </style:style>
    <style:style style:name="P7"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8" style:family="paragraph" style:parent-style-name="Code">
      <style:text-properties style:use-window-font-color="true" style:font-name="TheSansMonoConNormal" fo:font-size="11pt" fo:language="zxx" fo:country="none" officeooo:paragraph-rsid="000ebe36" style:font-name-asian="Calibri" style:font-size-asian="11pt" style:language-asian="zxx" style:country-asian="none" style:font-name-complex="TheSansMonoConNormal" style:font-size-complex="11pt" style:language-complex="ar" style:country-complex="SA"/>
    </style:style>
    <style:style style:name="P9" style:family="paragraph" style:parent-style-name="Code">
      <style:text-properties style:use-window-font-color="true" style:font-name="TheSansMonoConNormal" fo:font-size="11pt" fo:language="zxx" fo:country="none" officeooo:rsid="000cc974" officeooo:paragraph-rsid="000cc974" style:font-name-asian="Calibri" style:font-size-asian="11pt" style:language-asian="zxx" style:country-asian="none" style:font-name-complex="TheSansMonoConNormal" style:font-size-complex="11pt" style:language-complex="ar" style:country-complex="SA"/>
    </style:style>
    <style:style style:name="P10" style:family="paragraph" style:parent-style-name="Chapter_20_Title">
      <style:text-properties fo:color="#bfbfbf" style:font-name="ZapfDingbats1" fo:font-size="14pt" officeooo:paragraph-rsid="000ebe36" style:font-name-asian="ZapfDingbats1" style:font-size-asian="14pt" style:font-name-complex="ZapfDingbats1" style:font-size-complex="14pt"/>
    </style:style>
    <style:style style:name="P11" style:family="paragraph" style:parent-style-name="Chapter_20_Title">
      <style:text-properties officeooo:paragraph-rsid="000ebe36"/>
    </style:style>
    <style:style style:name="P12" style:family="paragraph" style:parent-style-name="Code_20_Caption">
      <style:text-properties officeooo:paragraph-rsid="000f5ebc"/>
    </style:style>
    <style:style style:name="P13" style:family="paragraph" style:parent-style-name="Code_20_Caption">
      <style:text-properties officeooo:paragraph-rsid="00100670"/>
    </style:style>
    <style:style style:name="P14" style:family="paragraph" style:parent-style-name="Standard">
      <style:paragraph-properties fo:text-align="justify" style:justify-single-word="false"/>
      <style:text-properties officeooo:paragraph-rsid="000ebe36"/>
    </style:style>
    <style:style style:name="P15" style:family="paragraph" style:parent-style-name="Chapter_20_Number" style:master-page-name="Standard">
      <style:paragraph-properties style:page-number="auto"/>
      <style:text-properties officeooo:paragraph-rsid="000ebe36"/>
    </style:style>
    <style:style style:name="P16" style:family="paragraph" style:parent-style-name="Body_20_Text_20_Cont">
      <style:text-properties officeooo:paragraph-rsid="000ebe36"/>
    </style:style>
    <style:style style:name="P17"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8" style:family="paragraph" style:parent-style-name="Code">
      <style:text-properties style:use-window-font-color="true" style:font-name="TheSansMonoConNormal" fo:font-size="11pt" fo:language="zxx" fo:country="none" officeooo:paragraph-rsid="000ebe36" style:font-name-asian="Calibri" style:font-size-asian="11pt" style:language-asian="zxx" style:country-asian="none" style:font-name-complex="TheSansMonoConNormal" style:font-size-complex="11pt" style:language-complex="ar" style:country-complex="SA"/>
    </style:style>
    <style:style style:name="P19"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 style:family="paragraph">
      <style:paragraph-properties style:text-autospace="non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complex="TheSansMonoCondensed-SemiLight"/>
    </style:style>
    <style:style style:name="T4" style:family="text">
      <style:text-properties officeooo:rsid="000ebe36" style:font-name-complex="TheSansMonoCondensed-SemiLigh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asian="TheSansMonoConNormal2" style:font-name-complex="TheSansMonoConNormal2"/>
    </style:style>
    <style:style style:name="T8" style:family="text">
      <style:text-properties officeooo:rsid="000cc974" style:font-name-asian="TheSansMonoConNormal2" style:font-name-complex="TheSansMonoConNormal2"/>
    </style:style>
    <style:style style:name="T9" style:family="text">
      <style:text-properties style:font-name="Utopia-Bold" style:font-name-complex="Utopia-Bold"/>
    </style:style>
    <style:style style:name="T10" style:family="text">
      <style:text-properties style:font-name="TheSansMonoCondensed-Bold" style:font-name-complex="TheSansMonoCondensed-Bold"/>
    </style:style>
    <style:style style:name="T11" style:family="text">
      <style:text-properties style:font-name="TheSansMonoCondensed-Bold" officeooo:rsid="000ebe36" style:font-name-complex="TheSansMonoCondensed-Bold"/>
    </style:style>
    <style:style style:name="T12"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13"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4" style:family="text">
      <style:text-properties style:use-window-font-color="true" style:font-name="Utopia" fo:font-size="11pt" fo:language="en" fo:country="GB" officeooo:rsid="000cc974" style:font-name-asian="Calibri" style:font-size-asian="11pt" style:font-name-complex="Utopia" style:font-size-complex="11pt" style:language-complex="ar" style:country-complex="SA"/>
    </style:style>
    <style:style style:name="T15" style:family="text">
      <style:text-properties style:use-window-font-color="true" style:font-name="Utopia" fo:font-size="11pt" fo:language="en" fo:country="GB" fo:font-style="normal" style:font-name-asian="Calibri" style:font-size-asian="11pt" style:font-style-asian="normal" style:font-name-complex="Utopia" style:font-size-complex="11pt" style:language-complex="ar" style:country-complex="SA" style:font-style-complex="normal"/>
    </style:style>
    <style:style style:name="T16"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17"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8"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9" style:family="text">
      <style:text-properties style:use-window-font-color="true" style:font-name="TheSansMonoConNormal" fo:font-size="11pt" fo:language="zxx" fo:country="none" officeooo:rsid="000cc974" style:font-name-asian="Calibri" style:font-size-asian="11pt" style:language-asian="zxx" style:country-asian="none" style:font-name-complex="TheSansMonoConNormal" style:font-size-complex="11pt" style:language-complex="ar" style:country-complex="SA"/>
    </style:style>
    <style:style style:name="T20" style:family="text">
      <style:text-properties style:use-window-font-color="true" style:font-name="TheSansMonoConNormal" fo:font-size="11pt" fo:language="zxx" fo:country="none" officeooo:rsid="0011b3bd" style:font-name-asian="Calibri" style:font-size-asian="11pt" style:language-asian="zxx" style:country-asian="none" style:font-name-complex="TheSansMonoConNormal" style:font-size-complex="11pt" style:language-complex="ar" style:country-complex="SA"/>
    </style:style>
    <style:style style:name="T21" style:family="text">
      <style:text-properties style:use-window-font-color="true" style:font-name="TheSansMonoConNormal" fo:font-size="11pt" fo:language="zxx" fo:country="none" officeooo:rsid="00121e4b" style:font-name-asian="Calibri" style:font-size-asian="11pt" style:language-asian="zxx" style:country-asian="none" style:font-name-complex="TheSansMonoConNormal" style:font-size-complex="11pt" style:language-complex="ar" style:country-complex="SA"/>
    </style:style>
    <style:style style:name="T22" style:family="text">
      <style:text-properties style:use-window-font-color="true" style:font-name="TheSansMonoConNormal" fo:font-size="11pt" fo:language="zxx" fo:country="none" officeooo:rsid="0012be22" style:font-name-asian="Calibri" style:font-size-asian="11pt" style:language-asian="zxx" style:country-asian="none" style:font-name-complex="TheSansMonoConNormal" style:font-size-complex="11pt" style:language-complex="ar" style:country-complex="SA"/>
    </style:style>
    <style:style style:name="T23" style:family="text">
      <style:text-properties style:use-window-font-color="true" style:font-name="TheSansMonoConNormal" fo:font-size="11pt" fo:language="zxx" fo:country="none" officeooo:rsid="00146def" style:font-name-asian="Calibri" style:font-size-asian="11pt" style:language-asian="zxx" style:country-asian="none" style:font-name-complex="TheSansMonoConNormal" style:font-size-complex="11pt" style:language-complex="ar" style:country-complex="SA"/>
    </style:style>
    <style:style style:name="T24" style:family="text">
      <style:text-properties fo:language="en" fo:country="GB" style:font-name-asian="Calibri" style:font-size-complex="11pt" style:language-complex="ar" style:country-complex="SA"/>
    </style:style>
    <style:style style:name="T25" style:family="text">
      <style:text-properties fo:language="en" fo:country="GB" officeooo:rsid="000ebe36" style:font-name-asian="Calibri" style:font-size-complex="11pt" style:language-complex="ar" style:country-complex="SA"/>
    </style:style>
    <style:style style:name="T26" style:family="text">
      <style:text-properties fo:language="en" fo:country="GB" style:font-name-asian="Calibri" style:font-name-complex="TheSansMonoCondensed-SemiLight" style:font-size-complex="11pt" style:language-complex="ar" style:country-complex="SA"/>
    </style:style>
    <style:style style:name="T27" style:family="text">
      <style:text-properties fo:language="en" fo:country="GB" fo:font-weight="bold" style:font-name-asian="Calibri" style:font-weight-asian="bold" style:font-name-complex="TheSansMonoCondensed-SemiLight" style:font-size-complex="11pt" style:language-complex="ar" style:country-complex="SA" style:font-weight-complex="bold"/>
    </style:style>
    <style:style style:name="T28" style:family="text">
      <style:text-properties fo:language="en" fo:country="GB" fo:font-style="normal" style:font-name-asian="Calibri" style:font-style-asian="normal" style:font-name-complex="TheSansMonoCondensed-SemiLight" style:font-size-complex="11pt" style:language-complex="ar" style:country-complex="SA" style:font-style-complex="normal"/>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0cc974" style:font-style-asian="normal" style:font-style-complex="normal"/>
    </style:style>
    <style:style style:name="T32" style:family="text">
      <style:text-properties fo:language="zxx" fo:country="none" style:font-name-asian="Calibri" style:language-asian="zxx" style:country-asian="none" style:font-size-complex="11pt" style:language-complex="ar" style:country-complex="SA"/>
    </style:style>
    <style:style style:name="T33" style:family="text">
      <style:text-properties fo:color="#000000" style:font-name="TheSansMonoConNormal"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 style:font-size-complex="11pt" style:language-complex="ar" style:country-complex="SA"/>
    </style:style>
    <style:style style:name="T34" style:family="text">
      <style:text-properties fo:color="#000000" style:font-name="TheSansMonoConNormal" fo:font-size="11pt" fo:language="en" fo:country="GB" fo:background-color="transparent" loext:char-shading-value="0" style:font-name-asian="Calibri" style:font-size-asian="11pt" style:font-name-complex="TheSansMonoCondensed-SemiLight" style:font-size-complex="11pt" style:language-complex="ar" style:country-complex="SA"/>
    </style:style>
    <style:style style:name="T35" style:family="text">
      <style:text-properties officeooo:rsid="000cc974"/>
    </style:style>
    <style:style style:name="T36" style:family="text">
      <style:text-properties officeooo:rsid="000ebe36"/>
    </style:style>
    <style:style style:name="T37" style:family="text">
      <style:text-properties officeooo:rsid="0011b3bd"/>
    </style:style>
    <style:style style:name="T38" style:family="text">
      <style:text-properties officeooo:rsid="0015174f"/>
    </style:style>
    <style:style style:name="T39" style:family="text">
      <style:text-properties officeooo:rsid="0016407c"/>
    </style:style>
    <style:style style:name="T40"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95793168" text:id="ct94365895793168">
          <text:insertion>
            <office:change-info>
              <dc:creator>Ray Lischner</dc:creator>
              <dc:date>2020-04-27T17:18:54</dc:date>
            </office:change-info>
          </text:insertion>
        </text:changed-region>
        <text:changed-region xml:id="ct94365810089760" text:id="ct94365810089760">
          <text:deletion>
            <office:change-info>
              <dc:creator>Ray Lischner</dc:creator>
              <dc:date>2020-04-28T10:18:32</dc:date>
            </office:change-info>
            <text:p text:style-name="Body_20_Text_20_First"/>
            <text:p text:style-name="Chapter_20_Title"/>
            <text:p text:style-name="Body_20_Text_20_First"/>
          </text:deletion>
        </text:changed-region>
        <text:changed-region xml:id="ct94365869481184" text:id="ct94365869481184">
          <text:insertion>
            <office:change-info>
              <dc:creator>Ray Lischner</dc:creator>
              <dc:date>2020-05-06T11:50:12</dc:date>
            </office:change-info>
          </text:insertion>
        </text:changed-region>
        <text:changed-region xml:id="ct94365703786784" text:id="ct94365703786784">
          <text:insertion>
            <office:change-info>
              <dc:creator>Ray Lischner</dc:creator>
              <dc:date>2020-05-06T11:50:18</dc:date>
            </office:change-info>
          </text:insertion>
        </text:changed-region>
        <text:changed-region xml:id="ct94365874675120" text:id="ct94365874675120">
          <text:insertion>
            <office:change-info>
              <dc:creator>Ray Lischner</dc:creator>
              <dc:date>2020-05-06T11:50:35</dc:date>
            </office:change-info>
          </text:insertion>
        </text:changed-region>
        <text:changed-region xml:id="ct94365832883200" text:id="ct94365832883200">
          <text:deletion>
            <office:change-info>
              <dc:creator>Ray Lischner</dc:creator>
              <dc:date>2020-04-04T01:43:21</dc:date>
            </office:change-info>
            <text:p text:style-name="Body_20_Text_20_Cont"><text:span text:style-name="T15">the </text:span></text:p>
          </text:deletion>
        </text:changed-region>
        <text:changed-region xml:id="ct94365914146736" text:id="ct94365914146736">
          <text:insertion>
            <office:change-info>
              <dc:creator>Ray Lischner</dc:creator>
              <dc:date>2020-04-04T01:43:13</dc:date>
            </office:change-info>
          </text:insertion>
        </text:changed-region>
        <text:changed-region xml:id="ct94365804855376" text:id="ct94365804855376">
          <text:insertion>
            <office:change-info>
              <dc:creator>Ray Lischner</dc:creator>
              <dc:date>2020-04-27T17:23:40</dc:date>
            </office:change-info>
          </text:insertion>
        </text:changed-region>
        <text:changed-region xml:id="ct94365904896048" text:id="ct94365904896048">
          <text:deletion>
            <office:change-info>
              <dc:creator>Ray Lischner</dc:creator>
              <dc:date>2020-04-27T17:23:03</dc:date>
            </office:change-info>
            <text:p text:style-name="P8">#include &lt;algorithm&gt;</text:p>
          </text:deletion>
        </text:changed-region>
        <text:changed-region xml:id="ct94365819870608" text:id="ct94365819870608">
          <text:insertion>
            <office:change-info>
              <dc:creator>Ray Lischner</dc:creator>
              <dc:date>2020-04-27T17:23:03</dc:date>
            </office:change-info>
          </text:insertion>
        </text:changed-region>
        <text:changed-region xml:id="ct94365819870848" text:id="ct94365819870848">
          <text:deletion>
            <office:change-info>
              <dc:creator>Ray Lischner</dc:creator>
              <dc:date>2020-04-27T17:23:39</dc:date>
            </office:change-info>
            <text:p text:style-name="P7">#include &lt;cassert&gt;</text:p>
            <text:p text:style-name="P7">#include &lt;vector&gt;</text:p>
          </text:deletion>
        </text:changed-region>
        <text:changed-region xml:id="ct94365898215936" text:id="ct94365898215936">
          <text:insertion>
            <office:change-info>
              <dc:creator>Ray Lischner</dc:creator>
              <dc:date>2020-04-27T17:23:05</dc:date>
            </office:change-info>
          </text:insertion>
        </text:changed-region>
        <text:changed-region xml:id="ct94365898216176" text:id="ct94365898216176">
          <text:insertion>
            <office:change-info>
              <dc:creator>Ray Lischner</dc:creator>
              <dc:date>2020-04-27T17:23:59</dc:date>
            </office:change-info>
          </text:insertion>
        </text:changed-region>
        <text:changed-region xml:id="ct94365707727872" text:id="ct94365707727872">
          <text:insertion>
            <office:change-info>
              <dc:creator>Ray Lischner</dc:creator>
              <dc:date>2020-04-27T17:24:00</dc:date>
            </office:change-info>
          </text:insertion>
        </text:changed-region>
        <text:changed-region xml:id="ct94365707728112" text:id="ct94365707728112">
          <text:deletion>
            <office:change-info>
              <dc:creator>Ray Lischner</dc:creator>
              <dc:date>2020-04-27T17:25:13</dc:date>
            </office:change-info>
            <text:p text:style-name="P4"><text:span text:style-name="T36">in </text:span><text:span text:style-name="Code_20_Inline"><text:span text:style-name="T4">&lt;cassert&gt;</text:span></text:span><text:span text:style-name="T36">;</text:span></text:p>
          </text:deletion>
        </text:changed-region>
        <text:changed-region xml:id="ct94365789548096" text:id="ct94365789548096">
          <text:deletion>
            <office:change-info>
              <dc:creator>Ray Lischner</dc:creator>
              <dc:date>2020-04-27T17:25:14</dc:date>
            </office:change-info>
            <text:p text:style-name="P4">t</text:p>
          </text:deletion>
        </text:changed-region>
        <text:changed-region xml:id="ct94365876955152" text:id="ct94365876955152">
          <text:insertion>
            <office:change-info>
              <dc:creator>Ray Lischner</dc:creator>
              <dc:date>2020-04-27T17:25:15</dc:date>
            </office:change-info>
          </text:insertion>
        </text:changed-region>
        <text:changed-region xml:id="ct94365740458384" text:id="ct94365740458384">
          <text:insertion>
            <office:change-info>
              <dc:creator>Ray Lischner</dc:creator>
              <dc:date>2020-04-27T17:25:22</dc:date>
            </office:change-info>
          </text:insertion>
        </text:changed-region>
        <text:changed-region xml:id="ct94365800454112" text:id="ct94365800454112">
          <text:insertion>
            <office:change-info>
              <dc:creator>Ray Lischner</dc:creator>
              <dc:date>2020-04-27T17:25:49</dc:date>
            </office:change-info>
          </text:insertion>
        </text:changed-region>
        <text:changed-region xml:id="ct94365875806080" text:id="ct94365875806080">
          <text:deletion>
            <office:change-info>
              <dc:creator>Ray Lischner</dc:creator>
              <dc:date>2020-04-27T17:23:11</dc:date>
            </office:change-info>
            <text:p text:style-name="Body_20_Text_20_First"><text:span text:style-name="Code_20_Inline"><text:span text:style-name="T26">#include</text:span></text:span> <text:span text:style-name="Code_20_Inline"><text:span text:style-name="T26">&lt;iterator&gt;</text:span></text:span></text:p>
          </text:deletion>
        </text:changed-region>
        <text:changed-region xml:id="ct94365850824064" text:id="ct94365850824064">
          <text:insertion>
            <office:change-info>
              <dc:creator>Ray Lischner</dc:creator>
              <dc:date>2020-04-27T17:23:11</dc:date>
            </office:change-info>
          </text:insertion>
        </text:changed-region>
        <text:changed-region xml:id="ct94365811410880" text:id="ct94365811410880">
          <text:deletion>
            <office:change-info>
              <dc:creator>Ray Lischner</dc:creator>
              <dc:date>2020-04-27T17:23:19</dc:date>
            </office:change-info>
            <text:p text:style-name="P7">#include &lt;algorithm&gt;</text:p>
          </text:deletion>
        </text:changed-region>
        <text:changed-region xml:id="ct94365808208112" text:id="ct94365808208112">
          <text:insertion>
            <office:change-info>
              <dc:creator>Ray Lischner</dc:creator>
              <dc:date>2020-04-27T17:23:19</dc:date>
            </office:change-info>
          </text:insertion>
        </text:changed-region>
        <text:changed-region xml:id="ct94365817550048" text:id="ct94365817550048">
          <text:insertion>
            <office:change-info>
              <dc:creator>Ray Lischner</dc:creator>
              <dc:date>2020-04-04T01:43:55</dc:date>
            </office:change-info>
          </text:insertion>
        </text:changed-region>
        <text:changed-region xml:id="ct94365817550288" text:id="ct94365817550288">
          <text:insertion>
            <office:change-info>
              <dc:creator>Ray Lischner</dc:creator>
              <dc:date>2020-04-27T17:23:19</dc:date>
            </office:change-info>
          </text:insertion>
        </text:changed-region>
        <text:changed-region xml:id="ct94365718898464" text:id="ct94365718898464">
          <text:deletion>
            <office:change-info>
              <dc:creator>Ray Lischner</dc:creator>
              <dc:date>2020-04-27T17:23:20</dc:date>
            </office:change-info>
            <text:p text:style-name="P7">#include &lt;iterator&gt;</text:p>
          </text:deletion>
        </text:changed-region>
        <text:changed-region xml:id="ct94365718898704" text:id="ct94365718898704">
          <text:insertion>
            <office:change-info>
              <dc:creator>Ray Lischner</dc:creator>
              <dc:date>2020-04-27T17:23:20</dc:date>
            </office:change-info>
          </text:insertion>
        </text:changed-region>
        <text:changed-region xml:id="ct94365836525072" text:id="ct94365836525072">
          <text:deletion>
            <office:change-info>
              <dc:creator>Ray Lischner</dc:creator>
              <dc:date>2020-04-27T17:23:20</dc:date>
            </office:change-info>
            <text:p text:style-name="P7">#include &lt;vector&gt;</text:p>
          </text:deletion>
        </text:changed-region>
        <text:changed-region xml:id="ct94365836525312" text:id="ct94365836525312">
          <text:insertion>
            <office:change-info>
              <dc:creator>Ray Lischner</dc:creator>
              <dc:date>2020-04-27T17:23:20</dc:date>
            </office:change-info>
          </text:insertion>
        </text:changed-region>
        <text:changed-region xml:id="ct94365800383248" text:id="ct94365800383248">
          <text:deletion>
            <office:change-info>
              <dc:creator>Ray Lischner</dc:creator>
              <dc:date>2020-04-27T17:35:24</dc:date>
            </office:change-info>
            <text:p text:style-name="Code">input</text:p>
          </text:deletion>
        </text:changed-region>
        <text:changed-region xml:id="ct94365791162768" text:id="ct94365791162768">
          <text:insertion>
            <office:change-info>
              <dc:creator>Ray Lischner</dc:creator>
              <dc:date>2020-04-27T17:35:24</dc:date>
            </office:change-info>
          </text:insertion>
        </text:changed-region>
        <text:changed-region xml:id="ct94365740077056" text:id="ct94365740077056">
          <text:deletion>
            <office:change-info>
              <dc:creator>Ray Lischner</dc:creator>
              <dc:date>2020-04-27T17:26:50</dc:date>
            </office:change-info>
            <text:p text:style-name="Body_20_Text_20_Cont"><text:span text:style-name="Code_20_Inline"><text:span text:style-name="T26">,</text:span></text:span></text:p>
          </text:deletion>
        </text:changed-region>
        <text:changed-region xml:id="ct94365794678272" text:id="ct94365794678272">
          <text:insertion>
            <office:change-info>
              <dc:creator>Ray Lischner</dc:creator>
              <dc:date>2020-04-27T17:26:48</dc:date>
            </office:change-info>
          </text:insertion>
        </text:changed-region>
        <text:changed-region xml:id="ct94365732059280" text:id="ct94365732059280">
          <text:insertion>
            <office:change-info>
              <dc:creator>Ray Lischner</dc:creator>
              <dc:date>2020-04-27T17:26:52</dc:date>
            </office:change-info>
          </text:insertion>
        </text:changed-region>
        <text:changed-region xml:id="ct94365743277952" text:id="ct94365743277952">
          <text:deletion>
            <office:change-info>
              <dc:creator>Ray Lischner</dc:creator>
              <dc:date>2020-04-27T17:26:52</dc:date>
            </office:change-info>
            <text:p text:style-name="Body_20_Text_20_Cont"><text:span text:style-name="T36">b</text:span></text:p>
          </text:deletion>
        </text:changed-region>
        <text:changed-region xml:id="ct94365824124320" text:id="ct94365824124320">
          <text:deletion>
            <office:change-info>
              <dc:creator>Ray Lischner</dc:creator>
              <dc:date>2020-04-27T17:23:22</dc:date>
            </office:change-info>
            <text:p text:style-name="Code">#include &lt;algorithm&gt;</text:p>
          </text:deletion>
        </text:changed-region>
        <text:changed-region xml:id="ct94365805683088" text:id="ct94365805683088">
          <text:insertion>
            <office:change-info>
              <dc:creator>Ray Lischner</dc:creator>
              <dc:date>2020-04-27T17:23:22</dc:date>
            </office:change-info>
          </text:insertion>
        </text:changed-region>
        <text:changed-region xml:id="ct94365730371744" text:id="ct94365730371744">
          <text:insertion>
            <office:change-info>
              <dc:creator>Ray Lischner</dc:creator>
              <dc:date>2020-04-04T01:44:34</dc:date>
            </office:change-info>
          </text:insertion>
        </text:changed-region>
        <text:changed-region xml:id="ct94365742028784" text:id="ct94365742028784">
          <text:insertion>
            <office:change-info>
              <dc:creator>Ray Lischner</dc:creator>
              <dc:date>2020-04-27T17:23:22</dc:date>
            </office:change-info>
          </text:insertion>
        </text:changed-region>
        <text:changed-region xml:id="ct94365733514256" text:id="ct94365733514256">
          <text:insertion>
            <office:change-info>
              <dc:creator>Ray Lischner</dc:creator>
              <dc:date>2020-04-04T01:44:46</dc:date>
            </office:change-info>
          </text:insertion>
        </text:changed-region>
        <text:changed-region xml:id="ct94365835833008" text:id="ct94365835833008">
          <text:deletion>
            <office:change-info>
              <dc:creator>Ray Lischner</dc:creator>
              <dc:date>2020-04-04T01:44:47</dc:date>
            </office:change-info>
            <text:p text:style-name="Code"><text:span text:style-name="T35">2</text:span></text:p>
          </text:deletion>
        </text:changed-region>
        <text:changed-region xml:id="ct94365802994576" text:id="ct94365802994576">
          <text:deletion>
            <office:change-info>
              <dc:creator>Ray Lischner</dc:creator>
              <dc:date>2020-04-27T17:23:22</dc:date>
            </office:change-info>
            <text:p text:style-name="Code">#include &lt;iterator&gt;</text:p>
          </text:deletion>
        </text:changed-region>
        <text:changed-region xml:id="ct94365812655616" text:id="ct94365812655616">
          <text:insertion>
            <office:change-info>
              <dc:creator>Ray Lischner</dc:creator>
              <dc:date>2020-04-27T17:23:22</dc:date>
            </office:change-info>
          </text:insertion>
        </text:changed-region>
        <text:changed-region xml:id="ct94365812655856" text:id="ct94365812655856">
          <text:insertion>
            <office:change-info>
              <dc:creator>Ray Lischner</dc:creator>
              <dc:date>2020-04-04T01:45:04</dc:date>
            </office:change-info>
          </text:insertion>
        </text:changed-region>
        <text:changed-region xml:id="ct94365809611040" text:id="ct94365809611040">
          <text:insertion>
            <office:change-info>
              <dc:creator>Ray Lischner</dc:creator>
              <dc:date>2020-04-27T17:23:23</dc:date>
            </office:change-info>
          </text:insertion>
        </text:changed-region>
        <text:changed-region xml:id="ct94365809611280" text:id="ct94365809611280">
          <text:insertion>
            <office:change-info>
              <dc:creator>Ray Lischner</dc:creator>
              <dc:date>2020-04-04T01:45:12</dc:date>
            </office:change-info>
          </text:insertion>
        </text:changed-region>
        <text:changed-region xml:id="ct94365856966592" text:id="ct94365856966592">
          <text:deletion>
            <office:change-info>
              <dc:creator>Ray Lischner</dc:creator>
              <dc:date>2020-04-04T01:44:49</dc:date>
            </office:change-info>
            <text:p text:style-name="Code"><text:span text:style-name="T35">3</text:span></text:p>
          </text:deletion>
        </text:changed-region>
        <text:changed-region xml:id="ct94365856966832" text:id="ct94365856966832">
          <text:deletion>
            <office:change-info>
              <dc:creator>Ray Lischner</dc:creator>
              <dc:date>2020-04-27T17:23:23</dc:date>
            </office:change-info>
            <text:p text:style-name="Code">#include &lt;vector&gt;</text:p>
          </text:deletion>
        </text:changed-region>
        <text:changed-region xml:id="ct94365870095648" text:id="ct94365870095648">
          <text:insertion>
            <office:change-info>
              <dc:creator>Ray Lischner</dc:creator>
              <dc:date>2020-04-27T17:23:23</dc:date>
            </office:change-info>
          </text:insertion>
        </text:changed-region>
        <text:changed-region xml:id="ct94365870095888" text:id="ct94365870095888">
          <text:insertion>
            <office:change-info>
              <dc:creator>Ray Lischner</dc:creator>
              <dc:date>2020-04-04T01:45:16</dc:date>
            </office:change-info>
          </text:insertion>
        </text:changed-region>
        <text:changed-region xml:id="ct94365822029648" text:id="ct94365822029648">
          <text:deletion>
            <office:change-info>
              <dc:creator>Ray Lischner</dc:creator>
              <dc:date>2020-04-04T01:44:51</dc:date>
            </office:change-info>
            <text:p text:style-name="Code"><text:span text:style-name="T35">4</text:span></text:p>
          </text:deletion>
        </text:changed-region>
        <text:changed-region xml:id="ct94365822029888" text:id="ct94365822029888">
          <text:insertion>
            <office:change-info>
              <dc:creator>Ray Lischner</dc:creator>
              <dc:date>2020-04-04T01:45:17</dc:date>
            </office:change-info>
          </text:insertion>
        </text:changed-region>
        <text:changed-region xml:id="ct94365703636528" text:id="ct94365703636528">
          <text:deletion>
            <office:change-info>
              <dc:creator>Ray Lischner</dc:creator>
              <dc:date>2020-04-04T01:44:53</dc:date>
            </office:change-info>
            <text:p text:style-name="Code"><text:span text:style-name="T35">5</text:span></text:p>
          </text:deletion>
        </text:changed-region>
        <text:changed-region xml:id="ct94365703636768" text:id="ct94365703636768">
          <text:insertion>
            <office:change-info>
              <dc:creator>Ray Lischner</dc:creator>
              <dc:date>2020-04-04T01:45:18</dc:date>
            </office:change-info>
          </text:insertion>
        </text:changed-region>
        <text:changed-region xml:id="ct94365835085136" text:id="ct94365835085136">
          <text:deletion>
            <office:change-info>
              <dc:creator>Ray Lischner</dc:creator>
              <dc:date>2020-04-04T01:44:55</dc:date>
            </office:change-info>
            <text:p text:style-name="Code"><text:span text:style-name="T35">6</text:span></text:p>
          </text:deletion>
        </text:changed-region>
        <text:changed-region xml:id="ct94365835085376" text:id="ct94365835085376">
          <text:insertion>
            <office:change-info>
              <dc:creator>Ray Lischner</dc:creator>
              <dc:date>2020-04-04T01:45:19</dc:date>
            </office:change-info>
          </text:insertion>
        </text:changed-region>
        <text:changed-region xml:id="ct94365714522944" text:id="ct94365714522944">
          <text:deletion>
            <office:change-info>
              <dc:creator>Ray Lischner</dc:creator>
              <dc:date>2020-04-04T01:44:57</dc:date>
            </office:change-info>
            <text:p text:style-name="Code"><text:span text:style-name="T8">7</text:span></text:p>
          </text:deletion>
        </text:changed-region>
        <text:changed-region xml:id="ct94365910574608" text:id="ct94365910574608">
          <text:insertion>
            <office:change-info>
              <dc:creator>Ray Lischner</dc:creator>
              <dc:date>2020-04-04T01:45:22</dc:date>
            </office:change-info>
          </text:insertion>
        </text:changed-region>
        <text:changed-region xml:id="ct94365910574848" text:id="ct94365910574848">
          <text:deletion>
            <office:change-info>
              <dc:creator>Ray Lischner</dc:creator>
              <dc:date>2020-04-04T01:45:21</dc:date>
            </office:change-info>
            <text:p text:style-name="Code"><text:span text:style-name="T35"><text:s/>8</text:span></text:p>
          </text:deletion>
        </text:changed-region>
        <text:changed-region xml:id="ct94365917036704" text:id="ct94365917036704">
          <text:insertion>
            <office:change-info>
              <dc:creator>Ray Lischner</dc:creator>
              <dc:date>2020-04-27T17:33:34</dc:date>
            </office:change-info>
          </text:insertion>
        </text:changed-region>
        <text:changed-region xml:id="ct94365917036944" text:id="ct94365917036944">
          <text:deletion>
            <office:change-info>
              <dc:creator>Ray Lischner</dc:creator>
              <dc:date>2020-04-27T17:33:34</dc:date>
            </office:change-info>
            <text:p text:style-name="Code"><text:span text:style-name="T37">{</text:span></text:p>
          </text:deletion>
        </text:changed-region>
        <text:changed-region xml:id="ct94365792393648" text:id="ct94365792393648">
          <text:deletion>
            <office:change-info>
              <dc:creator>Ray Lischner</dc:creator>
              <dc:date>2020-04-27T17:33:36</dc:date>
            </office:change-info>
            <text:p text:style-name="Code"><text:span text:style-name="T18">}</text:span></text:p>
          </text:deletion>
        </text:changed-region>
        <text:changed-region xml:id="ct94365870057664" text:id="ct94365870057664">
          <text:insertion>
            <office:change-info>
              <dc:creator>Ray Lischner</dc:creator>
              <dc:date>2020-04-27T17:33:37</dc:date>
            </office:change-info>
          </text:insertion>
        </text:changed-region>
        <text:changed-region xml:id="ct94365849572400" text:id="ct94365849572400">
          <text:insertion>
            <office:change-info>
              <dc:creator>Ray Lischner</dc:creator>
              <dc:date>2020-04-04T01:45:24</dc:date>
            </office:change-info>
          </text:insertion>
        </text:changed-region>
        <text:changed-region xml:id="ct94365849572640" text:id="ct94365849572640">
          <text:deletion>
            <office:change-info>
              <dc:creator>Ray Lischner</dc:creator>
              <dc:date>2020-04-04T01:45:23</dc:date>
            </office:change-info>
            <text:p text:style-name="Code"><text:span text:style-name="T35"><text:s/>9</text:span></text:p>
          </text:deletion>
        </text:changed-region>
        <text:changed-region xml:id="ct94365743524352" text:id="ct94365743524352">
          <text:deletion>
            <office:change-info>
              <dc:creator>Ray Lischner</dc:creator>
              <dc:date>2020-04-27T17:34:56</dc:date>
            </office:change-info>
            <text:p text:style-name="Code">std::cout</text:p>
          </text:deletion>
        </text:changed-region>
        <text:changed-region xml:id="ct94365808759504" text:id="ct94365808759504">
          <text:insertion>
            <office:change-info>
              <dc:creator>Ray Lischner</dc:creator>
              <dc:date>2020-04-27T17:34:56</dc:date>
            </office:change-info>
          </text:insertion>
        </text:changed-region>
        <text:changed-region xml:id="ct94365808759744" text:id="ct94365808759744">
          <text:insertion>
            <office:change-info>
              <dc:creator>Ray Lischner</dc:creator>
              <dc:date>2020-04-04T01:45:27</dc:date>
            </office:change-info>
          </text:insertion>
        </text:changed-region>
        <text:changed-region xml:id="ct94365805569904" text:id="ct94365805569904">
          <text:deletion>
            <office:change-info>
              <dc:creator>Ray Lischner</dc:creator>
              <dc:date>2020-04-04T01:45:27</dc:date>
            </office:change-info>
            <text:p text:style-name="Code"><text:span text:style-name="T35">0</text:span></text:p>
          </text:deletion>
        </text:changed-region>
        <text:changed-region xml:id="ct94365730141648" text:id="ct94365730141648">
          <text:insertion>
            <office:change-info>
              <dc:creator>Ray Lischner</dc:creator>
              <dc:date>2020-04-04T01:45:30</dc:date>
            </office:change-info>
          </text:insertion>
        </text:changed-region>
        <text:changed-region xml:id="ct94365725159744" text:id="ct94365725159744">
          <text:deletion>
            <office:change-info>
              <dc:creator>Ray Lischner</dc:creator>
              <dc:date>2020-04-04T01:45:30</dc:date>
            </office:change-info>
            <text:p text:style-name="Code"><text:span text:style-name="T8">1</text:span></text:p>
          </text:deletion>
        </text:changed-region>
        <text:changed-region xml:id="ct94365811333648" text:id="ct94365811333648">
          <text:deletion>
            <office:change-info>
              <dc:creator>Ray Lischner</dc:creator>
              <dc:date>2020-04-27T17:34:26</dc:date>
            </office:change-info>
            <text:p text:style-name="Code">input</text:p>
          </text:deletion>
        </text:changed-region>
        <text:changed-region xml:id="ct94365891501056" text:id="ct94365891501056">
          <text:insertion>
            <office:change-info>
              <dc:creator>Ray Lischner</dc:creator>
              <dc:date>2020-04-27T17:34:26</dc:date>
            </office:change-info>
          </text:insertion>
        </text:changed-region>
        <text:changed-region xml:id="ct94365794320960" text:id="ct94365794320960">
          <text:insertion>
            <office:change-info>
              <dc:creator>Ray Lischner</dc:creator>
              <dc:date>2020-04-04T01:45:32</dc:date>
            </office:change-info>
          </text:insertion>
        </text:changed-region>
        <text:changed-region xml:id="ct94365817033232" text:id="ct94365817033232">
          <text:deletion>
            <office:change-info>
              <dc:creator>Ray Lischner</dc:creator>
              <dc:date>2020-04-04T01:45:31</dc:date>
            </office:change-info>
            <text:p text:style-name="Code"><text:span text:style-name="T35">2</text:span></text:p>
          </text:deletion>
        </text:changed-region>
        <text:changed-region xml:id="ct94365820054016" text:id="ct94365820054016">
          <text:insertion>
            <office:change-info>
              <dc:creator>Ray Lischner</dc:creator>
              <dc:date>2020-04-27T17:27:47</dc:date>
            </office:change-info>
          </text:insertion>
        </text:changed-region>
        <text:changed-region xml:id="ct94365714457104" text:id="ct94365714457104">
          <text:insertion>
            <office:change-info>
              <dc:creator>Ray Lischner</dc:creator>
              <dc:date>2020-04-04T01:45:51</dc:date>
            </office:change-info>
          </text:insertion>
        </text:changed-region>
        <text:changed-region xml:id="ct94365792657152" text:id="ct94365792657152">
          <text:deletion>
            <office:change-info>
              <dc:creator>Ray Lischner</dc:creator>
              <dc:date>2020-04-04T01:45:51</dc:date>
            </office:change-info>
            <text:p text:style-name="Body_20_Text_20_Cont"><text:span text:style-name="T14"><office:annotation><dc:creator>Michael Thomas</dc:creator><dc:date>2020-03-04T09:28:12.660000000</dc:date><text:p text:style-name="P20"><text:span text:style-name="T40">Sp?</text:span></text:p>
</office:annotation></text:span></text:p>
          </text:deletion>
        </text:changed-region>
        <text:changed-region xml:id="ct94365789827904" text:id="ct94365789827904">
          <text:insertion>
            <office:change-info>
              <dc:creator>Ray Lischner</dc:creator>
              <dc:date>2020-04-04T01:46:21</dc:date>
            </office:change-info>
          </text:insertion>
        </text:changed-region>
        <text:changed-region xml:id="ct94365789828144" text:id="ct94365789828144">
          <text:deletion>
            <office:change-info>
              <dc:creator>Ray Lischner</dc:creator>
              <dc:date>2020-04-04T01:46:22</dc:date>
            </office:change-info>
            <text:p text:style-name="Body_20_Text_20_Cont"><text:span text:style-name="T35">1</text:span></text:p>
          </text:deletion>
        </text:changed-region>
        <text:changed-region xml:id="ct94365818802192" text:id="ct94365818802192">
          <text:insertion>
            <office:change-info>
              <dc:creator>Ray Lischner</dc:creator>
              <dc:date>2020-04-27T17:28:27</dc:date>
            </office:change-info>
          </text:insertion>
        </text:changed-region>
        <text:changed-region xml:id="ct94365733341744" text:id="ct94365733341744">
          <text:insertion>
            <office:change-info>
              <dc:creator>Ray Lischner</dc:creator>
              <dc:date>2020-04-27T17:28:30</dc:date>
            </office:change-info>
          </text:insertion>
        </text:changed-region>
        <text:changed-region xml:id="ct94365809857040" text:id="ct94365809857040">
          <text:insertion>
            <office:change-info>
              <dc:creator>Ray Lischner</dc:creator>
              <dc:date>2020-04-27T17:28: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change-start text:change-id="ct94365895793168"/>E X P L O R A T I O N <text:s/><text:span text:style-name="T38">10</text:span></text:p>
      <text:p text:style-name="P14"/>
      <text:p text:style-name="P10"></text:p>
      <text:p text:style-name="P11"><text:change-end text:change-id="ct94365895793168"/><office:annotation office:name="__Annotation__5302_1568925208" loext:resolved="false"><dc:creator>Michael Thomas</dc:creator><dc:date>2020-03-04T09:08:18.980000000</dc:date><text:p text:style-name="P20"><text:span text:style-name="T43">Good clean chapter. <text:s/>The document is easy to read and understand.</text:span></text:p>
<text:p text:style-name="P20"><text:span text:style-name="T43"/></text:p>
<text:p text:style-name="P20"><text:span text:style-name="T43">I am running Windows 10 and Visual Studio 2019 16.5.0 Preview 4</text:span></text:p>
<text:p text:style-name="P20"><text:span text:style-name="T43"/></text:p>
<text:p text:style-name="P20"><text:span text:style-name="T43">All links in the chapter work.</text:span></text:p>
</office:annotation>Algorithms and Ranges<office:annotation-end office:name="__Annotation__5302_1568925208"/></text:p>
      <text:p text:style-name="Body_20_Text_20_First"><text:change text:change-id="ct94365810089760"/>The previous Exploration introduced vectors and ranges using <text:span text:style-name="Code_20_Inline">std::</text:span><text:change-start text:change-id="ct94365869481184"/><text:span text:style-name="Code_20_Inline"><text:span text:style-name="T39">ranges::</text:span></text:span><text:change-end text:change-id="ct94365869481184"/><text:span text:style-name="Code_20_Inline">sort</text:span> to sort a vector of integers. This <text:span text:style-name="T1">E</text:span>xploration examines ranges in more depth and introduces more generic algorithms, which perform useful operations on ranges of objects.</text:p>
      <text:h text:style-name="Heading_20_1" text:outline-level="1">Algorithms</text:h>
      <text:p text:style-name="Body_20_Text_20_First">The <text:span text:style-name="Code_20_Inline">std::</text:span><text:change-start text:change-id="ct94365703786784"/><text:span text:style-name="Code_20_Inline"><text:span text:style-name="T39">ranges::</text:span></text:span><text:change-end text:change-id="ct94365703786784"/><text:span text:style-name="Code_20_Inline">sort</text:span> function is an example of a generic algorithm, so named because these functions implement common algorithms and operate generically. That is, they work for just about anything you can express as a <text:span text:style-name="T13">sequential range of values</text:span>. Most of the standard algorithms are declared in the <text:span text:style-name="Code_20_Inline"><text:span text:style-name="T24">&lt;algorithm&gt;</text:span></text:span> header, although the <text:span text:style-name="Code_20_Inline"><text:span text:style-name="T24">&lt;numeric&gt;</text:span></text:span> header contains a few that are numerically oriented.</text:p>
      <text:p text:style-name="Body_20_Text_20_Cont"><text:soft-page-break/>The standard algorithms run the gamut of common programming activities<text:alphabetical-index-mark text:string-value="common programming activities" text:key1="Generic algorithm"/>: sorting, searching, copying, comparing, modifying, and more. Searches can be linear or binary. A number of functions, including <text:span text:style-name="Code_20_Inline">std::</text:span><text:change-start text:change-id="ct94365874675120"/><text:span text:style-name="Code_20_Inline"><text:span text:style-name="T39">ranges::</text:span></text:span><text:change-end text:change-id="ct94365874675120"/><text:span text:style-name="Code_20_Inline">sort</text:span>, reorder elements within a sequence. No matter what they do, nearly all generic algorithms share some common features. (<text:span text:style-name="T12">A few algorithms, such as </text:span><text:span text:style-name="Code_20_Inline"><text:span text:style-name="T3">std::max</text:span></text:span>, <text:span text:style-name="Code_20_Inline"><text:span text:style-name="T3">std::min</text:span></text:span>, and <text:span text:style-name="Code_20_Inline">std::minmax</text:span>, operate on values instead of ranges.) <text:span text:style-name="T13">Ranges </text:span>come in different flavors, depending on the <text:span text:style-name="T13">type of the iterator and the nature of the ranged data.</text:span></text:p>
      <text:p text:style-name="P1">A vector is an example of a <text:span text:style-name="T29">sized</text:span><text:span text:style-name="T30"> range, that is, a range with a size that the C++ library can determine in constant time. Suppose a program defines a range of lines of text read from a file; the number of lines cannot be known beforehand, so such a range could not be a sized range.</text:span></text:p>
      <text:p text:style-name="Body_20_Text_20_Cont"><text:span text:style-name="T15">The flavor of range also depends on the </text:span><text:change text:change-id="ct94365832883200"/><text:span text:style-name="T15">iterator type. C++ has six different kinds of iterators, but </text:span>you can broadly group them into two categories: read and write.</text:p>
      <text:p text:style-name="Body_20_Text_20_Cont">A <text:span text:style-name="Emphasis">read</text:span> iterator refers to a position in a sequence of values that enables reading from the sequence. Most algorithms require a read iterator with a corresponding sentinel in order to obtain the input data. Some algorithms are read-only and others can modify the iterated values.</text:p>
      <text:p text:style-name="Body_20_Text_20_Cont">Most algorithms also require a <text:span text:style-name="T29">write</text:span><text:span text:style-name="T30"> iterator, more commonly known as an </text:span><text:span text:style-name="T29">output</text:span><text:span text:style-name="T30"> iterator. Most algorithms use only the single output iterator instead of an output range. This is because the size of the output range is not</text:span><office:annotation office:name="__Annotation__5751_1568925208" loext:resolved="false"><dc:creator>Michael Thomas</dc:creator><dc:date>2020-03-04T09:20:43.540000000</dc:date><text:p text:style-name="P20"><text:span text:style-name="T40">Sp?</text:span></text:p>
</office:annotation><text:span text:style-name="T30"> necessari</text:span><text:change-start text:change-id="ct94365914146736"/><text:span text:style-name="T31">l</text:span><text:change-end text:change-id="ct94365914146736"/><text:span text:style-name="T30">y </text:span><office:annotation-end office:name="__Annotation__5751_1568925208"/><text:span text:style-name="T30">known until the </text:span><text:span text:style-name="T15">algorithm has run its course over its input.</text:span></text:p>
      <text:p text:style-name="P2">If the input range is sized, an algorithm could use that information to set the size of an output range, but not all output ranges are sized. For example, writing the values of a vector to an output stream has a sized input but not a sized output. In order to keep algorithms generic, they rarely require a sized range as input and rarely accept a range as output.</text:p>
      <text:p text:style-name="Body_20_Text_20_Cont"><text:span text:style-name="T15">Because a typical </text:span>algorithm does not and cannot check for overflow of the output iterator, you must ensure the output sequence has sufficient room to accommodate everything the algorithm will write.</text:p>
      <text:p text:style-name="Body_20_Text_20_Cont"><text:bookmark-start text:name="alg"/>For example, the <text:span text:style-name="Code_20_Inline"><text:span text:style-name="T3">std::ranges::copy</text:span></text:span> algorithm<text:alphabetical-index-mark text:string-value=":copy algorithm" text:key1="Generic algorithm" text:key2="std"/> copies values from an input <text:span text:style-name="T13">range</text:span> to an output <text:span text:style-name="T13">iterator</text:span>. The function takes two arguments: <text:span text:style-name="T13">an input range and output iterator</text:span>. You must ensure the output has enough capacity. Call the <text:span text:style-name="Code_20_Inline">resize</text:span> member function to set the size of the output vector, as shown in Listing 10-1.</text:p>
      <text:p text:style-name="Code_20_Caption"><text:soft-page-break/><text:span text:style-name="T5">Listing</text:span><text:span text:style-name="T2"> </text:span><text:span text:style-name="T5">10</text:span><text:span text:style-name="T2">-</text:span><text:span text:style-name="T5">1.</text:span> Demonstrating the <text:span text:style-name="Code_20_Inline"><text:span text:style-name="T3">std::ranges::copy</text:span></text:span> Function</text:p>
      <text:p text:style-name="P6"><text:change-start text:change-id="ct94365804855376"/>#include &lt;cassert&gt;</text:p>
      <text:p text:style-name="P8"><text:change-end text:change-id="ct94365804855376"/><text:change text:change-id="ct94365904896048"/><text:change-start text:change-id="ct94365819870608"/>import &lt;algorithm&gt;;<text:change-end text:change-id="ct94365819870608"/></text:p>
      <text:p text:style-name="P7"><text:change text:change-id="ct94365819870848"/><text:change-start text:change-id="ct94365898215936"/>import &lt;vector&gt;;<text:change-end text:change-id="ct94365898215936"/></text:p>
      <text:p text:style-name="Code"/>
      <text:p text:style-name="Code">int main()</text:p>
      <text:p text:style-name="Code">{</text:p>
      <text:p text:style-name="Code"><text:span text:style-name="T7"><text:s text:c="2"/></text:span>std::vector&lt;int&gt; input{ 10, 20, 30 };</text:p>
      <text:p text:style-name="Code"><text:span text:style-name="T7"><text:s text:c="2"/></text:span>std::vector&lt;int&gt; output{};</text:p>
      <text:p text:style-name="Code"><text:span text:style-name="T7"><text:s text:c="2"/></text:span>output.resize(input.size());</text:p>
      <text:p text:style-name="Code"><text:span text:style-name="T7"><text:s text:c="2"/></text:span><office:annotation office:name="__Annotation__5757_1568925208" loext:resolved="false"><dc:creator>Michael Thomas</dc:creator><dc:date>2020-03-04T09:21:58.670000000</dc:date><text:p text:style-name="P20"><text:span text:style-name="T41">Visual Studio does not yet support ranges. This code does not build.</text:span></text:p>
<text:p text:style-name="P20"><text:span text:style-name="T41"/></text:p>
<text:p text:style-name="P20"><text:span text:style-name="T41">Ranges are a nice new aspect to C++20.</text:span></text:p>
</office:annotation>std::ranges::copy(input, output.begin());<office:annotation-end office:name="__Annotation__5757_1568925208"/></text:p>
      <text:p text:style-name="Code"><text:span text:style-name="T7"><text:s text:c="2"/></text:span>// Now output has a<text:span text:style-name="T1"> </text:span>complete copy of input.</text:p>
      <text:p text:style-name="P6"><text:span text:style-name="T7"><text:s text:c="2"/></text:span>assert(input == output);</text:p>
      <text:p text:style-name="Code">}</text:p>
      <text:p text:style-name="P4">The <text:span text:style-name="Code_20_Inline"><text:span text:style-name="T3">assert</text:span></text:span> function is a quick way to verify that what you think is true actually is true. You assert a logical statement, and if you are wrong, the program terminates with a message that identifies the assertion. The <text:span text:style-name="Code_20_Inline"><text:span text:style-name="T3">assert</text:span></text:span> function is declared <text:change-start text:change-id="ct94365898216176"/><text:span text:style-name="T36">d</text:span><text:change-end text:change-id="ct94365898216176"/><text:change-start text:change-id="ct94365707727872"/><text:span text:style-name="T36">ifferently than the rest of the standard library, using </text:span><text:span text:style-name="Code_20_Inline"><text:span text:style-name="T25">#include</text:span></text:span><text:span text:style-name="T36"> </text:span><text:span text:style-name="Code_20_Inline"><text:span text:style-name="T36">&lt;cassert&gt;</text:span></text:span><text:span text:style-name="T36"> instead of </text:span><text:span text:style-name="Code_20_Inline"><text:span text:style-name="T36">import</text:span></text:span><text:span text:style-name="T36">.</text:span><text:change-end text:change-id="ct94365707727872"/><text:change text:change-id="ct94365707728112"/> <text:change text:change-id="ct94365789548096"/><text:change-start text:change-id="ct94365876955152"/><text:span text:style-name="T36">T</text:span><text:change-end text:change-id="ct94365876955152"/>he <text:span text:style-name="Code_20_Inline"><text:span text:style-name="T3">c</text:span></text:span> means the C++ library inherits this header from the C standard library<text:change-start text:change-id="ct94365740458384"/>, <text:span text:style-name="T36">and </text:span><text:span text:style-name="Code_20_Inline"><text:span text:style-name="T36">#include</text:span></text:span><text:span text:style-name="T36"> is how C imports declarations</text:span><text:change-end text:change-id="ct94365740458384"/>. Note that <text:span text:style-name="Code_20_Inline"><text:span text:style-name="T3">assert</text:span></text:span> is one of the rare exceptions to the rule that standard library members begin with <text:span text:style-name="Code_20_Inline"><text:span text:style-name="T3">std::</text:span></text:span>.</text:p>
      <text:p text:style-name="Body_20_Text_20_Cont">If the program is correct, it runs and exits normally. But if we make a mistake, the assertion triggers, and the programs fails with a message.</text:p>
      <text:p text:style-name="Body_20_Text_20_Cont"><text:span text:style-name="Strong_20_Emphasis"><text:span text:style-name="T9">Test the program in Listing 10-1.</text:span></text:span> Just to see what happens when an assertion fails, <text:span text:style-name="Strong_20_Emphasis"><text:span text:style-name="T9">comment out the call to </text:span></text:span><text:span text:style-name="Strong_20_Emphasis"><text:span text:style-name="T10">std::</text:span></text:span><text:change-start text:change-id="ct94365800454112"/><text:span text:style-name="Strong_20_Emphasis"><text:span text:style-name="T11">ranges::</text:span></text:span><text:change-end text:change-id="ct94365800454112"/><text:span text:style-name="Strong_20_Emphasis"><text:span text:style-name="T10">copy</text:span></text:span><text:span text:style-name="Strong_20_Emphasis"><text:span text:style-name="T9"> and run it again. Write down the message you get. </text:span></text:span></text:p>
      <text:p text:style-name="Unnumbered_20_List">_____________________________________________________________</text:p>
      <text:p text:style-name="Unnumbered_20_List">_____________________________________________________________</text:p>
      <text:p text:style-name="Body_20_Text_20_Cont">Also note the initialization of <text:span text:style-name="Code_20_Inline">input</text:span>. Listing 10-1 demonstrates another application of “universal initialization” (as introduced in Exploration 4). The comma-separated values inside the curly braces are used to initialize the elements of the vector.</text:p>
      <text:h text:style-name="P19" text:outline-level="1"><text:bookmark-end text:name="alg"/><text:soft-page-break/>Output Iterators</text:h>
      <text:p text:style-name="Body_20_Text_20_First">Being able to call <text:span text:style-name="Code_20_Inline"><text:span text:style-name="T26">resize()</text:span></text:span> is fine if the output is a vector, but you can also use an output iterator to write values to a file or console. Take an output file such as <text:span text:style-name="Code_20_Inline"><text:span text:style-name="T26">std::cout</text:span></text:span> and <text:span text:style-name="T13">construct a</text:span> <text:span text:style-name="Code_20_Inline"><text:span text:style-name="T26">std::ostream_iterator&lt;int&gt;{std::cout</text:span></text:span><text:span text:style-name="Code_20_Inline"><text:span text:style-name="T34">}</text:span></text:span> object to turn it into an output iterator that prints <text:span text:style-name="Code_20_Inline"><text:span text:style-name="T26">int</text:span></text:span> values. (Use <text:change text:change-id="ct94365875806080"/><text:change-start text:change-id="ct94365850824064"/><text:span text:style-name="Code_20_Inline"><text:span text:style-name="T34">import &lt;iterator&gt;</text:span></text:span><text:change-end text:change-id="ct94365850824064"/> to get declarations of the iterator-related <text:span text:style-name="T13">declarations</text:span>.) Even better, you can pass a string as a second argument, and the iterator writes that string after every value it writes. <text:span text:style-name="T6">Copy Listing 9-1 and replace the output loop with a </text:span><text:span text:style-name="T16">call to the </text:span><text:span text:style-name="Code_20_Inline"><text:span text:style-name="T27">copy()</text:span></text:span><text:span text:style-name="T16"> function that copies data to the standard outpu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Compare your program with Listing 10-2.</text:p>
      <text:p text:style-name="P12"><text:span text:style-name="T5">Listing</text:span><text:span text:style-name="T2"> </text:span><text:span text:style-name="T5">10</text:span><text:span text:style-name="T2">-2</text:span><text:span text:style-name="T5">.</text:span> Demonstrating the <text:span text:style-name="Code_20_Inline"><text:span text:style-name="T3">std::</text:span></text:span><text:span text:style-name="Code_20_Inline"><text:span text:style-name="T33">ostream_iterator</text:span></text:span> <text:span text:style-name="T17">Class</text:span></text:p>
      <text:p text:style-name="P7"><text:change text:change-id="ct94365811410880"/><text:change-start text:change-id="ct94365808208112"/>import &lt;algorithm&gt;;<text:change-end text:change-id="ct94365808208112"/><text:change-start text:change-id="ct94365817550048"/></text:p>
      <text:p text:style-name="P9"><text:change-end text:change-id="ct94365817550048"/><text:change-start text:change-id="ct94365817550288"/>import &lt;iostream&gt;;<text:change-end text:change-id="ct94365817550288"/></text:p>
      <text:p text:style-name="P7"><text:change text:change-id="ct94365718898464"/><text:change-start text:change-id="ct94365718898704"/>import &lt;iterator&gt;;<text:change-end text:change-id="ct94365718898704"/></text:p>
      <text:p text:style-name="P7"><text:change text:change-id="ct94365836525072"/><text:change-start text:change-id="ct94365836525312"/>import &lt;vector&gt;;<text:change-end text:change-id="ct94365836525312"/></text:p>
      <text:p text:style-name="Code"><text:soft-page-break/></text:p>
      <text:p text:style-name="Code">int main()</text:p>
      <text:p text:style-name="Code">{</text:p>
      <text:p text:style-name="Code"><text:span text:style-name="T7"><text:s text:c="2"/></text:span>std::vector&lt;int&gt; <text:span text:style-name="T18">data</text:span>;</text:p>
      <text:p text:style-name="Code"><text:s text:c="2"/>int element;</text:p>
      <text:p text:style-name="Code"><office:annotation office:name="__Annotation__5765_1568925208" loext:resolved="false"><dc:creator>Michael Thomas</dc:creator><dc:date>2020-03-04T09:23:53.380000000</dc:date><text:p text:style-name="P21"><text:span text:style-name="T42">This line generates an error.</text:span></text:p>
<text:p text:style-name="P21"><text:span text:style-name="T42"/></text:p>
<text:p text:style-name="P21"><text:span text:style-name="T42">Severity</text:span></text:p>
<text:p text:style-name="P21"><text:span text:style-name="T42">Code</text:span></text:p>
<text:p text:style-name="P21"><text:span text:style-name="T42">Description</text:span></text:p>
<text:p text:style-name="P21"><text:span text:style-name="T42">Project</text:span></text:p>
<text:p text:style-name="P21"><text:span text:style-name="T42">File</text:span></text:p>
<text:p text:style-name="P21"><text:span text:style-name="T42">Line</text:span></text:p>
<text:p text:style-name="P21"><text:span text:style-name="T42">Suppression State</text:span></text:p>
<text:p text:style-name="P21"><text:span text:style-name="T42">Error (active)</text:span></text:p>
<text:p text:style-name="P21"><text:span text:style-name="T42">E0135</text:span></text:p>
<text:p text:style-name="P21"><text:span text:style-name="T42">namespace "std" has no member "cin"</text:span></text:p>
<text:p text:style-name="P21"><text:span text:style-name="T42"/></text:p>
<text:p><text:span text:style-name="T42"/></text:p>
</office:annotation><text:s text:c="2"/>while (std::cin &gt;&gt; element)<office:annotation-end office:name="__Annotation__5765_1568925208"/></text:p>
      <text:p text:style-name="Code"><text:s text:c="4"/>data.emplace_back(element);</text:p>
      <text:p text:style-name="Code"/>
      <text:p text:style-name="Code"><text:s text:c="2"/><office:annotation office:name="__Annotation__5766_1568925208" loext:resolved="false"><dc:creator>Michael Thomas</dc:creator><dc:date>2020-03-04T09:25:09.930000000</dc:date><text:p text:style-name="P20"><text:span text:style-name="T41">Visual Studio does not yet support ranges. This code does not build.</text:span></text:p>
</office:annotation>std::ranges::sort(data);<office:annotation-end office:name="__Annotation__5766_1568925208"/></text:p>
      <text:p text:style-name="P5"/>
      <text:p text:style-name="Code"><text:span text:style-name="T7"><text:s text:c="2"/></text:span>std::ranges::copy(<text:change text:change-id="ct94365800383248"/><text:change-start text:change-id="ct94365791162768"/><text:span text:style-name="T23">data</text:span><text:change-end text:change-id="ct94365791162768"/>, <text:span text:style-name="T18">std::ostream_iterator&lt;int&gt;{std::cout, "\n"}</text:span>);</text:p>
      <text:p text:style-name="Code">}</text:p>
      <text:p text:style-name="Body_20_Text_20_Cont">Just as you can use the <text:span text:style-name="Code_20_Inline"><text:span text:style-name="T26">ostream_iterator</text:span></text:span><text:span text:style-name="T13"> to write a range to the standard output, you can also use the standard library to read values from the standard input directly into a range. What do you think the class is called?</text:span></text:p>
      <text:p text:style-name="Body_20_Text_20_Cont">_____________________________________________________________</text:p>
      <text:p text:style-name="Body_20_Text_20_Cont">Good guess, but remember that the input is a range and the output is just an iterator. Wouldn’t it be nice if the name of the <text:span text:style-name="T13">class</text:span> that treats the input as a range were <text:span text:style-name="Code_20_Inline"><text:span text:style-name="T26">std::input_range</text:span></text:span><text:change text:change-id="ct94365740077056"/><text:change-start text:change-id="ct94365794678272"/>?<text:change-end text:change-id="ct94365794678272"/> <text:change-start text:change-id="ct94365732059280"/><text:span text:style-name="T36">B</text:span><text:change-end text:change-id="ct94365732059280"/><text:change text:change-id="ct94365743277952"/>ut the name is actually <text:span text:style-name="Code_20_Inline"><text:span text:style-name="T26">std::ranges::istream_view</text:span></text:span>. A <text:span text:style-name="T29">view</text:span><text:span text:style-name="T30"> is a kind of range that is </text:span><text:span text:style-name="T15">easy </text:span><text:span text:style-name="T30">to copy or assign. By naming this type a view, it tells you that you can assign an </text:span><text:span text:style-name="Code_20_Inline"><text:span text:style-name="T28">istream_view</text:span></text:span><text:span text:style-name="T30"> variable without incurring a runtime penalty.</text:span></text:p>
      <text:p text:style-name="Body_20_Text_20_Cont"><text:span text:style-name="T30">The job is now to use the </text:span><text:span text:style-name="Code_20_Inline"><text:span text:style-name="T28">std::ranges::copy()</text:span></text:span><text:span text:style-name="T30"> function to copy a range of int values from std::cin to the data vector. But here we run into a problem of setting the size of data to match the number of input values. The </text:span><text:span text:style-name="Code_20_Inline"><text:span text:style-name="T28">emplace_back()</text:span></text:span><text:span text:style-name="T30"> function extends the size of a vector to accommodate the new value, so how do we arrange to call </text:span><text:span text:style-name="Code_20_Inline"><text:span text:style-name="T28">emplace_back()</text:span></text:span><text:span text:style-name="T30"> for every element that is read from the </text:span><text:span text:style-name="Code_20_Inline"><text:span text:style-name="T30">istream_view</text:span></text:span><text:span text:style-name="T30">?</text:span></text:p>
      <text:p text:style-name="Body_20_Text_20_Cont"><text:span text:style-name="T30">The answer is a special kind of output iterator called </text:span><text:span text:style-name="Code_20_Inline"><text:span text:style-name="T28">std::back_inserter</text:span></text:span><text:span text:style-name="T30">. Pass </text:span><text:span text:style-name="Code_20_Inline"><text:span text:style-name="T28">data</text:span></text:span><text:span text:style-name="T30"> as the argument to </text:span><text:span text:style-name="Code_20_Inline"><text:span text:style-name="T28">back_inserter</text:span></text:span><text:span text:style-name="T30">, and every value written to the output iterator is added to the end of </text:span><text:span text:style-name="Code_20_Inline"><text:span text:style-name="T28">data</text:span></text:span><text:span text:style-name="T30">. Now you have the pieces you need to rewrite Listing 10-2 so it does not contain any loops, but instead uses range function calls to do all of its work.</text:span></text:p>
      <text:p text:style-name="Body_20_Text_20_Cont">_______________________________________________________________</text:p>
      <text:p text:style-name="Body_20_Text_20_Cont">_____________________________________________________________</text:p>
      <text:p text:style-name="Body_20_Text_20_Cont">_____________________________________________________________</text:p>
      <text:p text:style-name="Body_20_Text_20_Cont">_____________________________________________________________</text:p>
      <text:p text:style-name="Body_20_Text_20_Cont">_____________________________________________________________</text:p>
      <text:p text:style-name="Body_20_Text_20_Cont">_____________________________________________________________</text:p>
      <text:p text:style-name="Body_20_Text_20_Cont">_____________________________________________________________</text:p>
      <text:p text:style-name="Body_20_Text_20_Cont"><text:soft-page-break/>_____________________________________________________________</text:p>
      <text:p text:style-name="Body_20_Text_20_Cont">_____________________________________________________________</text:p>
      <text:p text:style-name="Body_20_Text_20_Cont">_____________________________________________________________</text:p>
      <text:p text:style-name="P3">Compare your program with mine in Listing 10-3.</text:p>
      <text:p text:style-name="P13"><text:span text:style-name="T5">Listing</text:span><text:span text:style-name="T2"> </text:span><text:span text:style-name="T5">10</text:span><text:span text:style-name="T2">-3</text:span><text:span text:style-name="T5">.</text:span> Demonstrating the <text:span text:style-name="Code_20_Inline"><text:span text:style-name="T3">std::</text:span></text:span><text:span text:style-name="Code_20_Inline"><text:span text:style-name="T33">back_inserter</text:span></text:span> Function</text:p>
      <text:p text:style-name="Code"><text:s/>1 <text:change text:change-id="ct94365824124320"/><text:change-start text:change-id="ct94365805683088"/><text:span text:style-name="T18">import &lt;algorithm&gt;;</text:span><text:change-end text:change-id="ct94365805683088"/><text:change-start text:change-id="ct94365730371744"/></text:p>
      <text:p text:style-name="Code"><text:s/><text:span text:style-name="T35">2 </text:span><text:change-end text:change-id="ct94365730371744"/><text:change-start text:change-id="ct94365742028784"/><text:span text:style-name="T19">import &lt;iostream&gt;;</text:span><text:change-end text:change-id="ct94365742028784"/></text:p>
      <text:p text:style-name="Code"><text:s/><text:change-start text:change-id="ct94365733514256"/><text:span text:style-name="T35">3</text:span><text:change-end text:change-id="ct94365733514256"/><text:change text:change-id="ct94365835833008"/> <text:change text:change-id="ct94365802994576"/><text:change-start text:change-id="ct94365812655616"/><text:span text:style-name="T18">import &lt;iterator&gt;;</text:span><text:change-end text:change-id="ct94365812655616"/><text:change-start text:change-id="ct94365812655856"/></text:p>
      <text:p text:style-name="Code"><text:s/><text:span text:style-name="T35">4 </text:span><text:change-end text:change-id="ct94365812655856"/><text:change-start text:change-id="ct94365809611040"/><text:span text:style-name="T19">import &lt;ranges&gt;;</text:span><text:change-end text:change-id="ct94365809611040"/></text:p>
      <text:p text:style-name="Code"><text:s/><text:change-start text:change-id="ct94365809611280"/><text:span text:style-name="T35">5</text:span><text:change-end text:change-id="ct94365809611280"/><text:change text:change-id="ct94365856966592"/> <text:change text:change-id="ct94365856966832"/><text:change-start text:change-id="ct94365870095648"/><text:span text:style-name="T18">import &lt;vector&gt;;</text:span><text:change-end text:change-id="ct94365870095648"/></text:p>
      <text:p text:style-name="Code"><text:s/><text:change-start text:change-id="ct94365870095888"/><text:span text:style-name="T35">6</text:span><text:change-end text:change-id="ct94365870095888"/><text:change text:change-id="ct94365822029648"/> </text:p>
      <text:p text:style-name="Code"><text:s/><text:change-start text:change-id="ct94365822029888"/><text:span text:style-name="T35">7</text:span><text:change-end text:change-id="ct94365822029888"/><text:change text:change-id="ct94365703636528"/> int main()</text:p>
      <text:p text:style-name="Code"><text:s/><text:change-start text:change-id="ct94365703636768"/><text:span text:style-name="T35">8</text:span><text:change-end text:change-id="ct94365703636768"/><text:change text:change-id="ct94365835085136"/> {</text:p>
      <text:p text:style-name="Code"><text:span text:style-name="T7"><text:s/></text:span><text:change-start text:change-id="ct94365835085376"/><text:span text:style-name="T8">9</text:span><text:change-end text:change-id="ct94365835085376"/><text:change text:change-id="ct94365714522944"/><text:span text:style-name="T7"> <text:s text:c="2"/></text:span>std::vector&lt;int&gt; <text:span text:style-name="T18">data</text:span>;</text:p>
      <text:p text:style-name="Code"><text:change-start text:change-id="ct94365910574608"/><text:span text:style-name="T35">10</text:span><text:change-end text:change-id="ct94365910574608"/><text:change text:change-id="ct94365910574848"/><office:annotation office:name="__Annotation__5778_1568925208" loext:resolved="false"><dc:creator>Michael Thomas</dc:creator><dc:date>2020-03-04T09:27:08.500000000</dc:date><text:p text:style-name="P20"><text:span text:style-name="T41">Visual Studio does not yet support ranges. This code does not build.</text:span></text:p>
</office:annotation> <text:s text:c="2"/>std::ranges::copy(std::ranges::istream_view&lt;int&gt;<text:change-start text:change-id="ct94365917036704"/><text:span text:style-name="T37">(</text:span><text:change-end text:change-id="ct94365917036704"/><text:change text:change-id="ct94365917036944"/>std::cin<text:change text:change-id="ct94365792393648"/><text:change-start text:change-id="ct94365870057664"/><text:span text:style-name="T20">)</text:span><text:change-end text:change-id="ct94365870057664"/>,</text:p>
      <text:p text:style-name="Code"><text:change-start text:change-id="ct94365849572400"/><text:span text:style-name="T35">11</text:span><text:change-end text:change-id="ct94365849572400"/><text:change text:change-id="ct94365849572640"/> <text:s text:c="20"/>std::back_inserter(<text:change text:change-id="ct94365743524352"/><text:change-start text:change-id="ct94365808759504"/><text:span text:style-name="T22">data</text:span><text:change-end text:change-id="ct94365808759504"/>));<office:annotation-end office:name="__Annotation__5778_1568925208"/></text:p>
      <text:p text:style-name="Code">1<text:change-start text:change-id="ct94365808759744"/><text:span text:style-name="T35">2</text:span><text:change-end text:change-id="ct94365808759744"/><text:change text:change-id="ct94365805569904"/> <text:s text:c="2"/>std::ranges::sort(data);</text:p>
      <text:p text:style-name="Code"><text:span text:style-name="T7">1</text:span><text:change-start text:change-id="ct94365730141648"/><text:span text:style-name="T8">3</text:span><text:change-end text:change-id="ct94365730141648"/><text:change text:change-id="ct94365725159744"/><text:span text:style-name="T7"> <text:s text:c="2"/></text:span>std::ranges::copy(<text:change text:change-id="ct94365811333648"/><text:change-start text:change-id="ct94365891501056"/><text:span text:style-name="T21">data</text:span><text:change-end text:change-id="ct94365891501056"/>, <text:span text:style-name="T18">std::ostream_iterator&lt;int&gt;{std::cout, "\n"}</text:span>);</text:p>
      <text:p text:style-name="Code">1<text:change-start text:change-id="ct94365794320960"/><text:span text:style-name="T35">4</text:span><text:change-end text:change-id="ct94365794320960"/><text:change text:change-id="ct94365817033232"/> }</text:p>
      <text:p text:style-name="Body_20_Text_20_Cont">Ugly C++ truth: sometimes you need parentheses and sometimes you need curly braces and sometimes you need angle backets and sometimes you need square brackets. How do you know when to use what? By memorizing the rules of the language and library. Okay, it’s not quite that bad. Square brackets are used for subscripts and angle brackets are used for types. But parentheses and curly braces can<text:change-start text:change-id="ct94365820054016"/> <text:span text:style-name="T36">be</text:span><text:change-end text:change-id="ct94365820054016"/> downright confusing.</text:p>
      <text:p text:style-name="Body_20_Text_20_Cont">In Exploration 2, I enhorted you to use curly braces when initializing a variable. You do the same when creating an object, such as an iterator, on the fly. For example, you can create an <text:span text:style-name="Code_20_Inline">ostream_iterator</text:span> object and pass it to a function, such as <text:span text:style-name="Code_20_Inline">copy</text:span>. Because you are creating an object, you should use curly braces. But what about <text:span text:style-name="Code_20_Inline">back_inserter</text:span>? It is actually a function that takes its argument and uses it to create and return a <text:span text:style-name="Code_20_Inline"><text:span text:style-name="T24">back_insert_iterator</text:span></text:span> object. By using the type (<text:span text:style-name="Code_20_Inline"><text:span text:style-name="T24">std::vector&lt;int&gt;</text:span></text:span>) of its argument (<text:span text:style-name="Code_20_Inline"><text:span text:style-name="T24">data</text:span></text:span>), <text:span text:style-name="Code_20_Inline">back_inserter()</text:span> can create the right kind of <text:span text:style-name="Code_20_Inline"><text:span text:style-name="T24">back_insert_iterator</text:span></text:span> object. <text:span text:style-name="T13">A result of this complication is that you need to remember what’s a function and what’s a type.</text:span></text:p>
      <text:p text:style-name="Body_20_Text_20_Cont"><text:soft-page-break/>The standard library contains far too many functions to go into them here. Just for a <text:s/>taste of what is available, change the <text:span text:style-name="Code_20_Inline"><text:span text:style-name="T32">copy</text:span></text:span> function on lin<text:change-start text:change-id="ct94365714457104"/><text:span text:style-name="T14">e</text:span><text:change-end text:change-id="ct94365714457104"/><text:change text:change-id="ct94365792657152"/> 1<text:change-start text:change-id="ct94365789827904"/><text:span text:style-name="T35">3</text:span><text:change-end text:change-id="ct94365789827904"/><text:change text:change-id="ct94365789828144"/> to <text:span text:style-name="Code_20_Inline"><text:span text:style-name="T32">unique_copy</text:span></text:span>. How do you think this changes the program’s <office:annotation office:name="__Annotation__5792_1568925208" loext:resolved="false"><dc:creator>Michael Thomas</dc:creator><dc:date>2020-03-04T09:28:25.390000000</dc:date><text:p text:style-name="P20"><text:span text:style-name="T40">Sp?</text:span></text:p>
</office:annotation>behavior<office:annotation-end office:name="__Annotation__5792_1568925208"/>?</text:p>
      <text:p text:style-name="Body_20_Text_20_Cont">_____________________________________________________________</text:p>
      <text:p text:style-name="Body_20_Text_20_Cont">_____________________________________________________________</text:p>
      <text:p text:style-name="Body_20_Text_20_Cont"><text:span text:style-name="T6">Try it.</text:span> If you don’t see any difference, <text:span text:style-name="T6">try the following input</text:span>:</text:p>
      <text:p text:style-name="Code_20_Single"><text:change-start text:change-id="ct94365818802192"/><text:hidden-text text:condition="ooow:" text:string-value=".txt" text:is-hidden="true"/><text:change-end text:change-id="ct94365818802192"/>10 42 3 1 42 5 3 10 3</text:p>
      <text:p text:style-name="Body_20_Text_20_Cont">Now you can see that <text:span text:style-name="Code_20_Inline">unique_copy</text:span> copies only one value when a number is repeated. So you should see the following output for the input above:</text:p>
      <text:p text:style-name="Code"><text:change-start text:change-id="ct94365733341744"/><text:hidden-text text:condition="ooow:" text:string-value=".txt" text:is-hidden="true"/><text:change-end text:change-id="ct94365733341744"/>1</text:p>
      <text:p text:style-name="Code">3</text:p>
      <text:p text:style-name="Code">5</text:p>
      <text:p text:style-name="Code">10</text:p>
      <text:p text:style-name="Code">42</text:p>
      <text:p text:style-name="Body_20_Text_20_Cont">Let’s try one more function. Instead of <text:span text:style-name="Code_20_Inline">sort()</text:span>, call <text:span text:style-name="Code_20_Inline"><text:span text:style-name="T24">reverse()</text:span></text:span>. Be sure to change <text:span text:style-name="Code_20_Inline"><text:span text:style-name="T24">unique_copy()</text:span></text:span> back to <text:span text:style-name="Code_20_Inline"><text:span text:style-name="T24">copy()</text:span></text:span> because <text:span text:style-name="Code_20_Inline"><text:span text:style-name="T24">unique_copy()</text:span></text:span> works correctly only if the input is sorted. The name, reverse, tells you what <text:span text:style-name="T13">to expect from the program</text:span>. <text:span text:style-name="T6">Try it to make sure you understand. What do you get for the same input as I?</text:span></text:p>
      <text:p text:style-name="Code"><text:change-start text:change-id="ct94365809857040"/><text:hidden-text text:condition="ooow:" text:string-value=".txt" text:is-hidden="true"/><text:change-end text:change-id="ct94365809857040"/>3</text:p>
      <text:p text:style-name="Code">10</text:p>
      <text:p text:style-name="Code">3</text:p>
      <text:p text:style-name="Code">5</text:p>
      <text:p text:style-name="Code">42</text:p>
      <text:p text:style-name="Code">1</text:p>
      <text:p text:style-name="Code">3</text:p>
      <text:p text:style-name="Code">42</text:p>
      <text:p text:style-name="Code">10</text:p>
      <text:p text:style-name="Body_20_Text_20_Cont">In Exploration 9, I threw an ugly <text:span text:style-name="Code_20_Inline"><text:span text:style-name="T24">for</text:span></text:span> loop at you just to scare you prior to introducing the ranged <text:span text:style-name="Code_20_Inline"><text:span text:style-name="T24">for</text:span></text:span> loop. It’s time to start breaking down that ugly code and understand what the various pieces mean. <text:bookmark-start text:name="alg1"/>The next Exploration takes a closer look at th<text:span text:style-name="T13">e</text:span> handy increment (<text:span text:style-name="Code_20_Inline">++</text:span>) operator.<text:bookmark-end text:name="alg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7T23:35:00</meta:creation-date>
    <dc:creator>Ray Lischner</dc:creator>
    <dc:date>2020-05-06T12:24:16.824126665</dc:date>
    <meta:print-date>2009-03-19T10:05:00</meta:print-date>
    <meta:editing-cycles>35</meta:editing-cycles>
    <meta:editing-duration>PT22H13M57S</meta:editing-duration>
    <meta:generator>LibreOffice/6.4.2.2$Linux_X86_64 LibreOffice_project/40$Build-2</meta:generator>
    <meta:document-statistic meta:table-count="0" meta:image-count="0" meta:object-count="0" meta:page-count="7" meta:paragraph-count="117" meta:word-count="1628" meta:character-count="11314" meta:non-whitespace-character-count="9740"/>
    <meta:user-defined meta:name="Chapter Number">10</meta:user-defined>
  </office:meta>
</office:document-meta>
</file>